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50.9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152.05pt"/>
    </style:style>
    <style:style style:name="co8" style:family="table-column">
      <style:table-column-properties fo:break-before="auto" style:column-width="132.75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41.64pt"/>
    </style:style>
    <style:style style:name="co11" style:family="table-column">
      <style:table-column-properties fo:break-before="auto" style:column-width="27.75pt"/>
    </style:style>
    <style:style style:name="co12" style:family="table-column">
      <style:table-column-properties fo:break-before="auto" style:column-width="68.71pt"/>
    </style:style>
    <style:style style:name="co13" style:family="table-column">
      <style:table-column-properties fo:break-before="auto" style:column-width="84.9pt"/>
    </style:style>
    <style:style style:name="co14" style:family="table-column">
      <style:table-column-properties fo:break-before="auto" style:column-width="101.11pt"/>
    </style:style>
    <style:style style:name="co15" style:family="table-column">
      <style:table-column-properties fo:break-before="auto" style:column-width="403.71pt"/>
    </style:style>
    <style:style style:name="co16" style:family="table-column">
      <style:table-column-properties fo:break-before="auto" style:column-width="369.75pt"/>
    </style:style>
    <style:style style:name="co17" style:family="table-column">
      <style:table-column-properties fo:break-before="auto" style:column-width="133.51pt"/>
    </style:style>
    <style:style style:name="co18" style:family="table-column">
      <style:table-column-properties fo:break-before="auto" style:column-width="87.99pt"/>
    </style:style>
    <style:style style:name="co19" style:family="table-column">
      <style:table-column-properties fo:break-before="auto" style:column-width="172.91pt"/>
    </style:style>
    <style:style style:name="co20" style:family="table-column">
      <style:table-column-properties fo:break-before="auto" style:column-width="104.2pt"/>
    </style:style>
    <style:style style:name="co21" style:family="table-column">
      <style:table-column-properties fo:break-before="auto" style:column-width="308.01pt"/>
    </style:style>
    <style:style style:name="co22" style:family="table-column">
      <style:table-column-properties fo:break-before="auto" style:column-width="140.46pt"/>
    </style:style>
    <style:style style:name="co23" style:family="table-column">
      <style:table-column-properties fo:break-before="auto" style:column-width="326.49pt"/>
    </style:style>
    <style:style style:name="co24" style:family="table-column">
      <style:table-column-properties fo:break-before="auto" style:column-width="110.35pt"/>
    </style:style>
    <style:style style:name="co25" style:family="table-column">
      <style:table-column-properties fo:break-before="auto" style:column-width="247.01pt"/>
    </style:style>
    <style:style style:name="co26" style:family="table-column">
      <style:table-column-properties fo:break-before="auto" style:column-width="148.2pt"/>
    </style:style>
    <style:style style:name="co27" style:family="table-column">
      <style:table-column-properties fo:break-before="auto" style:column-width="423.81pt"/>
    </style:style>
    <style:style style:name="co28" style:family="table-column">
      <style:table-column-properties fo:break-before="auto" style:column-width="128.89pt"/>
    </style:style>
    <style:style style:name="co29" style:family="table-column">
      <style:table-column-properties fo:break-before="auto" style:column-width="58.65pt"/>
    </style:style>
    <style:style style:name="co30" style:family="table-column">
      <style:table-column-properties fo:break-before="auto" style:column-width="37.05pt"/>
    </style:style>
    <style:style style:name="co31" style:family="table-column">
      <style:table-column-properties fo:break-before="auto" style:column-width="118.86pt"/>
    </style:style>
    <style:style style:name="co32" style:family="table-column">
      <style:table-column-properties fo:break-before="auto" style:column-width="115.74pt"/>
    </style:style>
    <style:style style:name="co33" style:family="table-column">
      <style:table-column-properties fo:break-before="auto" style:column-width="172.8pt"/>
    </style:style>
    <style:style style:name="co34" style:family="table-column">
      <style:table-column-properties fo:break-before="auto" style:column-width="77.95pt"/>
    </style:style>
    <style:style style:name="co35" style:family="table-column">
      <style:table-column-properties fo:break-before="auto" style:column-width="30.84pt"/>
    </style:style>
    <style:style style:name="co36" style:family="table-column">
      <style:table-column-properties fo:break-before="auto" style:column-width="135.04pt"/>
    </style:style>
    <style:style style:name="co37" style:family="table-column">
      <style:table-column-properties fo:break-before="auto" style:column-width="287.15pt"/>
    </style:style>
    <style:style style:name="co38" style:family="table-column">
      <style:table-column-properties fo:break-before="auto" style:column-width="24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kac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1" table:default-cell-style-name="Default"/>
        <table:table-column table:style-name="co3" table:default-cell-style-name="ce6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number-columns-repeated="6" table:default-cell-style-name="ce2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Prostredi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Balicek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Jmeno</text:p>
          </table:table-cell>
          <table:table-cell table:style-name="ce1" office:value-type="string" calcext:value-type="string">
            <text:p>Hide</text:p>
          </table:table-cell>
          <table:table-cell table:style-name="ce1" office:value-type="string" calcext:value-type="string">
            <text:p>Search</text:p>
          </table:table-cell>
          <table:table-cell table:style-name="ce8" office:value-type="string" calcext:value-type="string" table:number-columns-spanned="3" table:number-rows-spanned="1">
            <text:p>E Vzduch</text:p>
          </table:table-cell>
          <table:covered-table-cell table:style-name="ce14"/>
          <table:covered-table-cell table:style-name="ce16"/>
          <table:table-cell table:style-name="ce8" office:value-type="string" calcext:value-type="string" table:number-columns-spanned="3" table:number-rows-spanned="1">
            <text:p>E Zeme</text:p>
          </table:table-cell>
          <table:covered-table-cell table:style-name="ce14"/>
          <table:covered-table-cell table:style-name="ce16"/>
          <table:table-cell table:style-name="ce8" office:value-type="string" calcext:value-type="string" table:number-columns-spanned="3" table:number-rows-spanned="1">
            <text:p>E Stin</text:p>
          </table:table-cell>
          <table:covered-table-cell table:style-name="ce14" office:value-type="string" calcext:value-type="string">
            <text:p>E Zeme</text:p>
          </table:covered-table-cell>
          <table:covered-table-cell table:style-name="ce16" office:value-type="string" calcext:value-type="string">
            <text:p>E Stin</text:p>
          </table:covered-table-cell>
          <table:table-cell table:style-name="ce1"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ost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Poboreny kostelik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ytovk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S dvorkem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om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Zarostla zahradk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e namest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S kasno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Skladi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Zdi sama dir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Gar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V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Odolavaji cas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y obc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Dvere dokoran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Hris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string" calcext:value-type="string">
            <text:p>+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Sportu zda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Her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Doupe stesteny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Restaurac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S rozbitym akvarke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s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V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Omlacena krasa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Obchod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V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Svatostanek komerc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iva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Zavren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ncel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Prazdne a depresivni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Prist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+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string" calcext:value-type="string">
            <text:p>+0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+0</text:p>
          </table:table-cell>
          <table:table-cell office:value-type="string" calcext:value-type="string">
            <text:p>Tvuj cil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1" table:number-rows-repeated="104855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Nepritel" table:style-name="ta1">
        <table:table-column table:style-name="co1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omala a li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ch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Cila a hladov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<text:span text:style-name="T1">Zraneni 2|</text:span>Ma neja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iz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icha a smrt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y jako bles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amen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Schovej hl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 Pisto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istoli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a a tic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er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ostre drapy|Skvele spl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kaze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Kdyz zrani tak da i otravu za_1j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ne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ezkou zbrani ji date za_+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usku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vybusnino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4|Ma gran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ov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avic vzdy da otravu za_1j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yje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Ma vel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Posilami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navic posilu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sebou 2 posily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v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aralyzuje post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jec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Chodici tank</text:p>
          </table:table-cell>
        </table:table-row>
      </table:table>
      <table:table table:name="Dovednosti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labin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S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Zk na_kazdou dovednost urovne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Sla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Zivot -1_Si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Neduz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2_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 misi</text:p>
          </table:table-cell>
          <table:table-cell office:value-type="string" calcext:value-type="string">
            <text:p>Zapometl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 Material po kazde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 pruzkumu</text:p>
          </table:table-cell>
          <table:table-cell office:value-type="string" calcext:value-type="string">
            <text:p>Lehkovaz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Pri prozkoumav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Zbrk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mit jen_1 dovednost nad uroven_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ovednost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dva nepratele_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!!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 a_jednoho_!!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Hlidka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_a_Z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Pruzny plan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s_postihe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uzny plan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bez posti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z omezeni</text:p>
          </table:table-cell>
          <table:table-cell office:value-type="string" calcext:value-type="string">
            <text:p>Utok padnou zbr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Drtivy uto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2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Kryci pal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unici|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orazeni kryt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Lepsi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pri pruzkumu k_najdenemu jidlu a_materia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Pruzkum boj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-1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Pruzkum boje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+0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Skryty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S pred hraci|Pruzkum_-1 a boj do stinu_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Strelecka poz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Strelecka pozi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_ci_Z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Vycka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tih_-1 ted a bonus_+1 pro pristi ko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3_zivotu jednomu hra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1_zivot kazdemu v_tymu a_vyleci posti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4_zivotu tymu (dohromady) a_vyleci posti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Bojove kry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aterial|+1_k_boji_V_a_Z pro vsech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avba skry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2 Materialy|Vyleci 1_zivot kazd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rategi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 mozne pokazde znovu nalosovat jednu z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Vyroba mun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1_naboje zdarma (pro jednu postav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prava vybav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dna oprava je po_kazde misi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Lov jid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isto sberu muze ulovit 2 jid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haneni material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_sberu donese 1_jidlo a_1_mater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rganiz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Unese 1_vec navic (musi mit sil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kolem</text:p>
          </table:table-cell>
          <table:table-cell office:value-type="string" calcext:value-type="string">
            <text:p>Takti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pri planovani karet rict 1_vetu zadarmo</text:p>
          </table:table-cell>
        </table:table-row>
      </table:table>
      <table:table table:name="Popisky" table:style-name="ta1">
        <table:table-column table:style-name="co1" table:number-columns-repeated="3" table:default-cell-style-name="Default"/>
        <table:table-column table:style-name="co16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asobniky|||Mala zbran||----------||Dlouha zbran||----------||Tezka zbra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terial||----------||Jidlo||----------||Predmet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V|Vduch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Z|Zem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S|Stin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zna|Ohrozen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zka|Ohrozeni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Jidlo 1x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Jidlo 4x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erial 1x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aterial 4x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1||----------|Nahlas|----------|</text:span>Tahni lokaci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2||----------|Potichu|----------|Odkryj</text:span> nepratele||Planuj akcni karty (i frajeriny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3||----------|Nahlas|----------|</text:span>Odkryj karty||Pridej dovednosti||Vyhodnot</text:p>
          </table:table-cell>
        </table:table-row>
      </table:table>
      <table:table table:name="Pro Hrace" table:style-name="ta1">
        <table:table-column table:style-name="co1" table:number-columns-repeated="3" table:default-cell-style-name="Default"/>
        <table:table-column table:style-name="co1" table:default-cell-style-name="ce12"/>
        <table:table-column table:style-name="co17" table:number-columns-repeated="2" table:default-cell-style-name="ce12"/>
        <table:table-row table:style-name="ro1" table:number-rows-repeated="2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zduch</text:p>
          </table:table-cell>
          <table:table-cell office:value-type="string" calcext:value-type="string">
            <text:p>icons/wing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Zeme</text:p>
          </table:table-cell>
          <table:table-cell office:value-type="string" calcext:value-type="string">
            <text:p>icons/boot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in</text:p>
          </table:table-cell>
          <table:table-cell office:value-type="string" calcext:value-type="string">
            <text:p>icons/mask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icons/search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Boj +1</text:p>
          </table:table-cell>
          <table:table-cell office:value-type="string" calcext:value-type="string">
            <text:p>icons/fist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Kryt +1</text:p>
          </table:table-cell>
          <table:table-cell office:value-type="string" calcext:value-type="string">
            <text:p>icons/shield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Pomoc +1</text:p>
          </table:table-cell>
          <table:table-cell office:value-type="string" calcext:value-type="string">
            <text:p>icons/life.png</text:p>
          </table:table-cell>
        </table:table-row>
      </table:table>
      <table:table table:name="Zbrane" table:style-name="ta1"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8" table:default-cell-style-name="ce9"/>
        <table:table-column table:style-name="co1" table:number-columns-repeated="8" table:default-cell-style-name="ce9"/>
        <table:table-column table:style-name="co19" table:default-cell-style-name="ce9"/>
        <table:table-column table:style-name="co1" table:number-columns-repeated="4" table:default-cell-style-name="ce9"/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Zbrane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zaklad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amen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Jen se tref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lace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Kratsi a obratnejs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Delsi a padnejsi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k najde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ala strelna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Dela velke di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amopa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Ta ta 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Kope jak mu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Dalsi droz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rach a bro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r. 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a sty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c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unguje od casu Ziz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Arnold v jungl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uto. 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e po cesk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tocna pus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Seriozni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me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Dela cuc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. Pil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rcovani neprate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Lumber j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Sparta!!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yj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Velkej klacek s hreb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azu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Ka bo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j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O hodne lepsi nez kamen</text:p>
          </table:table-cell>
          <table:table-cell table:number-columns-repeated="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Vybaveni" table:style-name="ta1">
        <table:table-column table:style-name="co1" table:default-cell-style-name="Default"/>
        <table:table-column table:style-name="co1" table:number-columns-repeated="3" table:default-cell-style-name="ce9"/>
        <table:table-column table:style-name="co20" table:default-cell-style-name="Default"/>
        <table:table-column table:style-name="co1" table:number-columns-repeated="3" table:default-cell-style-name="ce9"/>
        <table:table-column table:style-name="co21" table:default-cell-style-name="ce9"/>
        <table:table-column table:style-name="co21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cnt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jmeno</text:p>
          </table:table-cell>
          <table:table-cell table:style-name="ce10" office:value-type="string" calcext:value-type="string">
            <text:p>img</text:p>
          </table:table-cell>
          <table:table-cell table:style-name="ce10" office:value-type="string" calcext:value-type="string">
            <text:p>Cena</text:p>
          </table:table-cell>
          <table:table-cell table:style-name="ce10" office:value-type="string" calcext:value-type="string">
            <text:p>velikost</text:p>
          </table:table-cell>
          <table:table-cell table:style-name="ce10" office:value-type="string" calcext:value-type="string">
            <text:p>Balicek</text:p>
          </table:table-cell>
          <table:table-cell table:style-name="ce10" office:value-type="string" calcext:value-type="string">
            <text:p>efek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1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 2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2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4x za misi|Pri pruzkumu|+1_P a_-1_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ktovizor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2x za misi|+1_P/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Opasek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Nosnost +1_vec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Batoh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stava nesmi mit T|Nosnost +2_veci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1x za misi|+2_Zivoty nebo Resuscita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stroje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edna oprava zdarma ci skrap_+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reni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ikryvky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Lece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lekohled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red misi|odhali jedno X|a 1x za misi|Odhali nepritele V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mpas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o misi +1 k_zaverecnym bodu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x na Munici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Unese dalsi 2_zasobniky pro jednu ze_zbra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it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ako T_zbran|Pridava 3_zivoty zbro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olicejni Stit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ako T_zbran|Pridava 5_zivotu zbroje</text:p>
          </table:table-cell>
          <table:table-cell table:number-columns-repeated="2"/>
        </table:table-row>
        <table:table-row table:style-name="ro1" table:number-rows-repeated="6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 table:number-columns-repeated="4"/>
          <table:table-cell table:style-name="ce9"/>
          <table:table-cell table:number-columns-repeated="6"/>
        </table:table-row>
      </table:table>
      <table:table table:name="Vozidla" table:style-name="ta1">
        <table:table-column table:style-name="co1" table:default-cell-style-name="Default"/>
        <table:table-column table:style-name="co1" table:number-columns-repeated="9" table:default-cell-style-name="ce9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Uveze</text:p>
          </table:table-cell>
          <table:table-cell office:value-type="string" calcext:value-type="string">
            <text:p>Uzdravi</text:p>
          </table:table-cell>
          <table:table-cell office:value-type="string" calcext:value-type="string">
            <text:p>Sezere</text:p>
          </table:table-cell>
          <table:table-cell office:value-type="string" calcext:value-type="string">
            <text:p>Scrap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Neco malo uvez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zik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Uveze vic ale musite ho tahnou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Tenhle jede sam. Kdyz nakrmis tak jed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voz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5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Kombinace voziku a ko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Mechanicky k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iguli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bus</text:p>
          </table:table-cell>
          <table:table-cell office:value-type="string" calcext:value-type="string">
            <text:p>oo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eby skolni oranzov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umvee</text:p>
          </table:table-cell>
          <table:table-cell office:value-type="string" calcext:value-type="string">
            <text:p>spec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S prekvapive velkou korbou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 table:number-rows-repeated="3">
          <table:table-cell table:number-columns-repeated="10"/>
          <table:table-cell table:style-name="ce9"/>
          <table:table-cell/>
        </table:table-row>
        <table:table-row table:style-name="ro1">
          <table:table-cell table:number-columns-repeated="10"/>
          <table:table-cell table:style-name="ce9"/>
          <table:table-cell/>
        </table:table-row>
      </table:table>
      <table:table table:name="Zbroj" table:style-name="ta1">
        <table:table-column table:style-name="co1" table:number-columns-repeated="2" table:default-cell-style-name="Default"/>
        <table:table-column table:style-name="co1" table:number-columns-repeated="7" table:default-cell-style-name="ce9"/>
        <table:table-column table:style-name="co24" table:default-cell-style-name="Default"/>
        <table:table-column table:style-name="co25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Zivotu</text:p>
          </table:table-cell>
          <table:table-cell office:value-type="string" calcext:value-type="string">
            <text:p>Unese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acovni</text:p>
          </table:table-cell>
          <table:table-cell office:value-type="string" calcext:value-type="string">
            <text:p>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Hodne kvalitni bunda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licejni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Teoreticky neprustrelna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kticka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Se spoustou kapes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Maskacova vesta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cialni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Brneni specialnich jednotek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ise" table:style-name="ta1">
        <table:table-column table:style-name="co1" table:number-columns-repeated="2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ce6"/>
        <table:table-column table:style-name="co29" table:default-cell-style-name="Default"/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Img</text:p>
          </table:table-cell>
          <table:table-cell table:style-name="Default" office:value-type="string" calcext:value-type="string">
            <text:p>Lehka</text:p>
          </table:table-cell>
          <table:table-cell table:style-name="Default" office:value-type="string" calcext:value-type="string">
            <text:p>Tez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obojovat_se []_lokacemi.</text:p>
          </table:table-cell>
          <table:table-cell office:value-type="string" calcext:value-type="string">
            <text:p>png/question.pn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soby</text:p>
          </table:table-cell>
          <table:table-cell office:value-type="string" calcext:value-type="string">
            <text:p>Prohledat_2x budovu na_lokaci_[]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ajit a_porazit tezkeho nepritele_C na vzdalenosti 3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j +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Konvoj</text:p>
          </table:table-cell>
          <table:table-cell office:value-type="string" calcext:value-type="string">
            <text:p>Lokace C-E maji vozidlo konvoje. Na kazde +Nepritel_Z. Najit []_konvoju.</text:p>
          </table:table-cell>
          <table:table-cell office:value-type="string" calcext:value-type="string">
            <text:p>png/question.p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abotaz</text:p>
          </table:table-cell>
          <table:table-cell office:value-type="string" calcext:value-type="string">
            <text:p>Lokace [] maji nepratelske bunkry a_+Nepritel_C. Najit 4_bunkry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-E</text:p>
          </table:table-cell>
          <table:table-cell office:value-type="string" calcext:value-type="string">
            <text:p>C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Civilisti</text:p>
          </table:table-cell>
          <table:table-cell office:value-type="string" calcext:value-type="string">
            <text:p>SPEC v kartach nalezu jsou civilisti. Najit jich [].</text:p>
          </table:table-cell>
          <table:table-cell office:value-type="string" calcext:value-type="string">
            <text:p>png/question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Artefakt</text:p>
          </table:table-cell>
          <table:table-cell office:value-type="string" calcext:value-type="string">
            <text:p>Najit v budove [] kartu predmetu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Najit a porazit [] nepratel C beznych i_tezkych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Najit zakladnu na lokaci_[].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-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pecialni misto</text:p>
          </table:table-cell>
          <table:table-cell office:value-type="string" calcext:value-type="string">
            <text:p>Zamichat []_Lokaci a pak pridat SPEC lokaci do dalsich 4_Lokaci. Ukol je Spec najit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table table:name="Ukoly" table:style-name="ta1">
        <table:table-column table:style-name="co1" table:number-columns-repeated="2" table:default-cell-style-name="Default"/>
        <table:table-column table:style-name="co1" table:default-cell-style-name="ce9"/>
        <table:table-column table:style-name="co30" table:number-columns-repeated="2" table:default-cell-style-name="ce9"/>
        <table:table-column table:style-name="co1" table:default-cell-style-name="ce9"/>
        <table:table-column table:style-name="co31" table:number-columns-repeated="2" table:default-cell-style-name="ce9"/>
        <table:table-column table:style-name="co20" table:default-cell-style-name="Default"/>
        <table:table-column table:style-name="co21" table:default-cell-style-name="ce9"/>
        <table:table-row table:style-name="ro1" table:number-rows-repeated="2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 Img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Odchod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mise celkem za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Bourka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jidlo navic. Celkem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Informace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Karta informatora do balicku pruzkumu.|Najit ji_X_krat.</text:p>
          </table:table-cell>
        </table:table-row>
        <table:table-row table:style-name="ro1" table:number-rows-repeated="2">
          <table:table-cell table:number-columns-repeated="8"/>
          <table:table-cell table:style-name="ce9"/>
          <table:table-cell/>
        </table:table-row>
        <table:table-row table:style-name="ro1">
          <table:table-cell table:number-columns-repeated="8"/>
          <table:table-cell table:style-name="ce9"/>
          <table:table-cell/>
        </table:table-row>
      </table:table>
      <table:table table:name="Kampane" table:style-name="ta1">
        <table:table-column table:style-name="co1" table:default-cell-style-name="Default"/>
        <table:table-column table:style-name="co1" table:number-columns-repeated="2" table:default-cell-style-name="ce9"/>
        <table:table-column table:style-name="co32" table:number-columns-repeated="2" table:default-cell-style-name="ce9"/>
        <table:table-column table:style-name="co33" table:number-columns-repeated="5" table:default-cell-style-name="ce9"/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Cast1</text:p>
          </table:table-cell>
          <table:table-cell office:value-type="string" calcext:value-type="string">
            <text:p>Cast2</text:p>
          </table:table-cell>
          <table:table-cell office:value-type="string" calcext:value-type="string">
            <text:p>Cast3</text:p>
          </table:table-cell>
          <table:table-cell office:value-type="string" calcext:value-type="string">
            <text:p>Cast4</text:p>
          </table:table-cell>
          <table:table-cell office:value-type="string" calcext:value-type="string">
            <text:p>Cast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Kampan</text:p>
          </table:table-cell>
          <table:table-cell office:value-type="string" calcext:value-type="string">
            <text:p>Pomsta bossovi</text:p>
          </table:table-cell>
          <table:table-cell office:value-type="string" calcext:value-type="string">
            <text:p>Mesto|Odchod_20</text:p>
          </table:table-cell>
          <table:table-cell office:value-type="string" calcext:value-type="string">
            <text:p>Krajina|Boure_24</text:p>
          </table:table-cell>
          <table:table-cell office:value-type="string" calcext:value-type="string">
            <text:p>Venkov|Informace_10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abor|(M)_Boss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uzkum" table:style-name="ta1">
        <table:table-column table:style-name="co1" table:number-columns-repeated="5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idlo</text:p>
          </table:table-cell>
          <table:table-cell table:number-columns-repeated="2" office:value-type="string" calcext:value-type="string">
            <text:p>---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Material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---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</table:table>
      <table:table table:name="Frajeriny" table:style-name="ta1">
        <table:table-column table:style-name="co1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taz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o_1_energii vice</text:p>
          </table:table-cell>
          <table:table-cell office:value-type="string" calcext:value-type="string">
            <text:p>Cekal jsem ze to bude snazsi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pe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ic se nedeje</text:p>
          </table:table-cell>
          <table:table-cell office:value-type="string" calcext:value-type="string">
            <text:p>A kdyz to preskocim tud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brani?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boj_-1</text:p>
          </table:table-cell>
          <table:table-cell office:value-type="string" calcext:value-type="string">
            <text:p>Jako rikali mi at jsem na ni opatrnej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t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pruzkum_-1</text:p>
          </table:table-cell>
          <table:table-cell office:value-type="string" calcext:value-type="string">
            <text:p>Fuj. To zas budu cist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ativ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tracite 1_material</text:p>
          </table:table-cell>
          <table:table-cell office:value-type="string" calcext:value-type="string">
            <text:p>Nikdy bych nerek ze se to da pouzit takh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Navnado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tracite 1_jidlo</text:p>
          </table:table-cell>
          <table:table-cell office:value-type="string" calcext:value-type="string">
            <text:p>Nedas si svacinku?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lad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le nestala energii</text:p>
          </table:table-cell>
          <table:table-cell office:value-type="string" calcext:value-type="string">
            <text:p>Sem nejakej frajer ne?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Kamos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kdo jiny take musi -1_energii</text:p>
          </table:table-cell>
          <table:table-cell office:value-type="string" calcext:value-type="string">
            <text:p>Trochu pomoc prosim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tav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kud to myslis vazne tak -1_zdravi</text:p>
          </table:table-cell>
          <table:table-cell office:value-type="string" calcext:value-type="string">
            <text:p>Za stranu a za lid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ceka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vec</text:p>
          </table:table-cell>
          <table:table-cell office:value-type="string" calcext:value-type="string">
            <text:p>Co to z nej vypadlo?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ju 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material</text:p>
          </table:table-cell>
          <table:table-cell office:value-type="string" calcext:value-type="string">
            <text:p>Hele tenhle kus se i bude hod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ref sveh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jidlo</text:p>
          </table:table-cell>
          <table:table-cell office:value-type="string" calcext:value-type="string">
            <text:p>Kdyz se skrcim bude to jak v grotes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09:55:02.722860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16:24.988801989</meta:creation-date>
    <meta:generator>LibreOffice/6.0.7.3$Linux_X86_64 LibreOffice_project/00m0$Build-3</meta:generator>
    <dc:date>2020-03-11T16:28:56.757164062</dc:date>
    <meta:editing-duration>P19DT12H16M37S</meta:editing-duration>
    <meta:editing-cycles>187</meta:editing-cycles>
    <meta:document-statistic meta:table-count="14" meta:cell-count="1645" meta:object-count="0"/>
  </office:meta>
</office:document-meta>
</file>